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List_20_Paragraph">
      <style:paragraph-properties fo:margin-top="0in" fo:margin-bottom="0.028in" style:contextual-spacing="false"/>
      <style:text-properties style:font-name="Arial" fo:font-size="6pt" fo:language="en" fo:country="US" style:font-size-asian="6pt" style:font-name-complex="Arial" style:font-size-complex="8pt"/>
    </style:style>
    <style:style style:name="P2" style:family="paragraph" style:parent-style-name="Normal">
      <style:paragraph-properties fo:margin-top="0in" fo:margin-bottom="0.028in" style:contextual-spacing="false"/>
      <style:text-properties style:font-name="Arial" fo:font-size="6pt" fo:language="en" fo:country="US" style:font-size-asian="6pt" style:font-name-complex="Arial" style:font-size-complex="8pt"/>
    </style:style>
    <style:style style:name="P3" style:family="paragraph" style:parent-style-name="List_20_Paragraph">
      <style:paragraph-properties fo:margin-left="0.25in" fo:margin-right="0in" fo:margin-top="0in" fo:margin-bottom="0.028in" style:contextual-spacing="false" fo:text-indent="0in" style:auto-text-indent="false">
        <style:tab-stops/>
      </style:paragraph-properties>
      <style:text-properties style:font-name="Arial" fo:font-size="6pt" fo:language="en" fo:country="US" style:font-size-asian="6pt" style:font-name-complex="Arial" style:font-size-complex="8pt"/>
    </style:style>
    <style:style style:name="P4" style:family="paragraph" style:parent-style-name="Normal">
      <style:paragraph-properties fo:margin-left="0.25in" fo:margin-right="0in" fo:margin-top="0in" fo:margin-bottom="0.028in" style:contextual-spacing="false" fo:text-indent="0in" style:auto-text-indent="false">
        <style:tab-stops/>
      </style:paragraph-properties>
      <style:text-properties style:font-name="Arial" fo:font-size="6pt" fo:language="en" fo:country="US" style:font-size-asian="6pt" style:font-name-complex="Arial" style:font-size-complex="8pt"/>
    </style:style>
    <style:style style:name="P5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style:font-size-asian="6pt" style:font-name-complex="Arial" style:font-size-complex="8pt"/>
    </style:style>
    <style:style style:name="P6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officeooo:paragraph-rsid="0012eb90" style:font-size-asian="6pt" style:font-name-complex="Arial" style:font-size-complex="8pt"/>
    </style:style>
    <style:style style:name="P7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officeooo:paragraph-rsid="0013dea0" style:font-size-asian="6pt" style:font-name-complex="Arial" style:font-size-complex="8pt"/>
    </style:style>
    <style:style style:name="P8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officeooo:paragraph-rsid="0013ed57" style:font-size-asian="6pt" style:font-name-complex="Arial" style:font-size-complex="8pt"/>
    </style:style>
    <style:style style:name="P9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officeooo:paragraph-rsid="0014705e" style:font-size-asian="6pt" style:font-name-complex="Arial" style:font-size-complex="8pt"/>
    </style:style>
    <style:style style:name="P10" style:family="paragraph" style:parent-style-name="List_20_Paragraph" style:list-style-name="L1">
      <style:paragraph-properties fo:margin-top="0in" fo:margin-bottom="0.028in" style:contextual-spacing="false"/>
      <style:text-properties style:font-name="Arial" fo:font-size="6pt" fo:language="en" fo:country="US" officeooo:paragraph-rsid="0016653c" style:font-size-asian="6pt" style:font-name-complex="Arial" style:font-size-complex="8pt"/>
    </style:style>
    <style:style style:name="P11" style:family="paragraph" style:parent-style-name="List_20_Paragraph" style:list-style-name="L4">
      <style:paragraph-properties fo:margin-top="0in" fo:margin-bottom="0.028in" style:contextual-spacing="false"/>
      <style:text-properties style:font-name="Arial" fo:font-size="6pt" fo:language="en" fo:country="US" style:font-size-asian="6pt" style:font-name-complex="Arial" style:font-size-complex="8pt"/>
    </style:style>
    <style:style style:name="P12" style:family="paragraph" style:parent-style-name="List_20_Paragraph" style:list-style-name="L4">
      <style:paragraph-properties fo:margin-top="0in" fo:margin-bottom="0.028in" style:contextual-spacing="false"/>
      <style:text-properties style:font-name="Arial" fo:font-size="6pt" fo:language="en" fo:country="US" officeooo:paragraph-rsid="0015d5db" style:font-size-asian="6pt" style:font-name-complex="Arial" style:font-size-complex="8pt"/>
    </style:style>
    <style:style style:name="P13" style:family="paragraph" style:parent-style-name="List_20_Paragraph" style:list-style-name="L1">
      <style:paragraph-properties fo:margin-top="0in" fo:margin-bottom="0.028in" style:contextual-spacing="false">
        <style:tab-stops/>
      </style:paragraph-properties>
      <style:text-properties style:font-name="Arial" fo:font-size="6pt" fo:language="en" fo:country="US" officeooo:paragraph-rsid="00183996" style:font-size-asian="6pt" style:font-name-complex="Arial" style:font-size-complex="8pt"/>
    </style:style>
    <style:style style:name="P14" style:family="paragraph" style:parent-style-name="List_20_Paragraph" style:list-style-name="L1">
      <style:paragraph-properties fo:margin-top="0in" fo:margin-bottom="0.028in" style:contextual-spacing="false"/>
    </style:style>
    <style:style style:name="P15" style:family="paragraph" style:parent-style-name="List_20_Paragraph" style:list-style-name="L1">
      <style:paragraph-properties fo:margin-left="0.75in" fo:margin-right="0in" fo:margin-top="0in" fo:margin-bottom="0.028in" style:contextual-spacing="false" fo:text-indent="0in" style:auto-text-indent="false">
        <style:tab-stops/>
      </style:paragraph-properties>
      <style:text-properties style:font-name="Arial" fo:font-size="6pt" fo:language="en" fo:country="US" style:font-size-asian="6pt" style:font-name-complex="Arial" style:font-size-complex="8pt"/>
    </style:style>
    <style:style style:name="P16" style:family="paragraph" style:parent-style-name="List_20_Paragraph" style:list-style-name="L1">
      <style:paragraph-properties fo:margin-left="0.75in" fo:margin-right="0in" fo:margin-top="0in" fo:margin-bottom="0.028in" style:contextual-spacing="false" fo:text-indent="0in" style:auto-text-indent="false">
        <style:tab-stops/>
      </style:paragraph-properties>
    </style:style>
    <style:style style:name="P17" style:family="paragraph" style:parent-style-name="List_20_Paragraph" style:list-style-name="L1">
      <style:paragraph-properties fo:margin-left="1.25in" fo:margin-right="0in" fo:margin-top="0in" fo:margin-bottom="0.028in" style:contextual-spacing="false" fo:text-indent="0in" style:auto-text-indent="false">
        <style:tab-stops/>
      </style:paragraph-properties>
      <style:text-properties style:font-name="Arial" fo:font-size="6pt" fo:language="en" fo:country="US" style:font-size-asian="6pt" style:font-name-complex="Arial" style:font-size-complex="8pt"/>
    </style:style>
    <style:style style:name="P18" style:family="paragraph" style:parent-style-name="Normal" style:master-page-name="MP0">
      <style:paragraph-properties style:page-number="auto" fo:break-before="page"/>
    </style:style>
    <style:style style:name="P19" style:family="paragraph" style:parent-style-name="Normal">
      <style:paragraph-properties fo:margin-top="0in" fo:margin-bottom="0.028in" style:contextual-spacing="false"/>
      <style:text-properties style:font-name="Arial" fo:font-size="6pt" fo:language="en" fo:country="US" style:font-size-asian="6pt" style:font-name-complex="Arial" style:font-size-complex="8pt"/>
    </style:style>
    <style:style style:name="P20" style:family="paragraph" style:parent-style-name="Normal">
      <style:paragraph-properties fo:margin-left="0.75in" fo:margin-right="0in" fo:margin-top="0in" fo:margin-bottom="0.028in" style:contextual-spacing="false" fo:text-indent="0in" style:auto-text-indent="false">
        <style:tab-stops/>
      </style:paragraph-properties>
      <style:text-properties style:font-name="Arial" fo:font-size="6pt" fo:language="en" fo:country="US" officeooo:paragraph-rsid="0016653c" style:font-size-asian="6pt" style:font-name-complex="Arial" style:font-size-complex="8pt"/>
    </style:style>
    <style:style style:name="T1" style:family="text">
      <style:text-properties fo:font-size="18pt" fo:language="en" fo:country="US" style:font-size-asian="18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style:font-name="Arial" fo:font-size="6pt" fo:language="en" fo:country="US" style:font-size-asian="6pt" style:font-name-complex="Arial" style:font-size-complex="8pt"/>
    </style:style>
    <style:style style:name="T4" style:family="text">
      <style:text-properties officeooo:rsid="0012eb90"/>
    </style:style>
    <style:style style:name="T5" style:family="text">
      <style:text-properties officeooo:rsid="0013dea0"/>
    </style:style>
    <style:style style:name="T6" style:family="text">
      <style:text-properties officeooo:rsid="0013ed57"/>
    </style:style>
    <style:style style:name="T7" style:family="text">
      <style:text-properties officeooo:rsid="0014705e"/>
    </style:style>
    <style:style style:name="T8" style:family="text">
      <style:text-properties officeooo:rsid="00159696"/>
    </style:style>
    <style:style style:name="T9" style:family="text">
      <style:text-properties officeooo:rsid="0015d5db"/>
    </style:style>
    <style:style style:name="T10" style:family="text">
      <style:text-properties officeooo:rsid="00183996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55in" fo:text-indent="-0.25in" fo:margin-left="1.1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55in" fo:text-indent="-0.25in" fo:margin-left="1.4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55in" fo:text-indent="-0.25in" fo:margin-left="1.6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5in" fo:text-indent="-0.25in" fo:margin-left="1.9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55in" fo:text-indent="-0.25in" fo:margin-left="2.1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55in" fo:text-indent="-0.25in" fo:margin-left="2.4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55in" fo:text-indent="-0.25in" fo:margin-left="2.6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55in" fo:text-indent="-0.25in" fo:margin-left="2.9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55in" fo:text-indent="-0.25in" fo:margin-left="3.1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55in" fo:text-indent="-0.25in" fo:margin-left="3.405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1">Profile </text:span></text:span><text:span text:style-name="Default_20_Paragraph_20_Font"><text:span text:style-name="T2">[Properties]</text:span></text:span></text:p>
      <text:list xml:id="list227477899" text:style-name="L1">
        <text:list-item>
          <text:p text:style-name="P8"><text:span text:style-name="T6">State</text:span></text:p>
          <text:list>
            <text:list-item>
              <text:p text:style-name="P6">Life<text:span text:style-name="T4">C</text:span>ycleState <text:span text:style-name="T4">{Temporary, Accepted, ConfirmationPending, Authenticated, FundingRequestPending, NonValid, Valid, Deleting}</text:span></text:p>
            </text:list-item>
          </text:list>
        </text:list-item>
      </text:list>
      <text:p text:style-name="P1"/>
      <text:list xml:id="list102212549" text:continue-numbering="true" text:style-name="L1">
        <text:list-item>
          <text:p text:style-name="P5">Access</text:p>
          <text:list>
            <text:list-item>
              <text:p text:style-name="P5">User<text:span text:style-name="T4">n</text:span>ame</text:p>
            </text:list-item>
            <text:list-item>
              <text:p text:style-name="P5">Password</text:p>
            </text:list-item>
            <text:list-item>
              <text:p text:style-name="P8"><text:span text:style-name="T5">ProfileID (</text:span><text:span text:style-name="T4">GUID</text:span><text:span text:style-name="T5">)</text:span></text:p>
            </text:list-item>
            <text:list-item>
              <text:p text:style-name="P5">Confidentiality</text:p>
              <text:list>
                <text:list-item>
                  <text:p text:style-name="P5">Device List </text:p>
                </text:list-item>
                <text:list-item>
                  <text:p text:style-name="P8">Session ID</text:p>
                </text:list-item>
              </text:list>
            </text:list-item>
          </text:list>
        </text:list-item>
      </text:list>
      <text:p text:style-name="P2"/>
      <text:list xml:id="list866539001" text:continue-numbering="true" text:style-name="L1">
        <text:list-item>
          <text:p text:style-name="P5">Identification</text:p>
          <text:list>
            <text:list-item>
              <text:p text:style-name="P9"><text:span text:style-name="T7">Firstname &amp; Lastname</text:span></text:p>
            </text:list-item>
            <text:list-item>
              <text:p text:style-name="P9">Contact info <text:span text:style-name="T7">(Address[street</text:span><text:span text:style-name="T8">name</text:span><text:span text:style-name="T7">, </text:span><text:span text:style-name="T9">street</text:span><text:span text:style-name="T7">no, postalcode, </text:span><text:span text:style-name="T9">city</text:span><text:span text:style-name="T7">, </text:span><text:span text:style-name="T8">state, </text:span><text:span text:style-name="T7">country], Email, MobilePhone)</text:span></text:p>
            </text:list-item>
            <text:list-item>
              <text:p text:style-name="P5">Title</text:p>
            </text:list-item>
            <text:list-item>
              <text:p text:style-name="P5">Address (Mr. / Ms.)</text:p>
            </text:list-item>
            <text:list-item>
              <text:p text:style-name="P5">About</text:p>
            </text:list-item>
            <text:list-item>
              <text:p text:style-name="P5">FOTO</text:p>
            </text:list-item>
          </text:list>
        </text:list-item>
      </text:list>
      <text:p text:style-name="P2"/>
      <text:list xml:id="list1378376081" text:continue-numbering="true" text:style-name="L1">
        <text:list-item>
          <text:p text:style-name="P5">Subscription</text:p>
        </text:list-item>
      </text:list>
      <text:list xml:id="list1484290241" text:style-name="L4">
        <text:list-item>
          <text:p text:style-name="P11">Type (Free, Hobby, Business, Premium, …)</text:p>
        </text:list-item>
        <text:list-item>
          <text:p text:style-name="P12">Status (Expired, Valid<text:span text:style-name="T5">)</text:span> </text:p>
        </text:list-item>
        <text:list-item>
          <text:p text:style-name="P12"><text:span text:style-name="T9">Expire date</text:span></text:p>
        </text:list-item>
        <text:list-item>
          <text:p text:style-name="P11"><text:span text:style-name="T9">Credit</text:span><text:span text:style-name="T10">or</text:span><text:span text:style-name="T9"> </text:span>Account/<text:span text:style-name="T9">Profile/Organization</text:span> (own private? or via membership?)</text:p>
        </text:list-item>
        <text:list-item>
          <text:p text:style-name="P11">Terms – Legal version xyz</text:p>
        </text:list-item>
      </text:list>
      <text:list xml:id="list1696720799" text:continue-list="list1378376081" text:style-name="L1">
        <text:list-item>
          <text:p text:style-name="P5">Account</text:p>
          <text:list>
            <text:list-item>
              <text:p text:style-name="P5">Type ( Private( locked) / Open )</text:p>
            </text:list-item>
            <text:list-item>
              <text:p text:style-name="P5">Status (not active, <text:span text:style-name="T5">Valid</text:span>, <text:span text:style-name="T5">Payment Pending, </text:span>…)</text:p>
            </text:list-item>
            <text:list-item>
              <text:p text:style-name="P7"><text:span text:style-name="T5">Subscriptions (list)</text:span></text:p>
            </text:list-item>
            <text:list-item>
              <text:p text:style-name="P5"><text:span text:style-name="T9">Payment</text:span>Details (email &amp; post address, online payment <text:span text:style-name="T5">account</text:span>, <text:span text:style-name="T5">VISA</text:span> … )</text:p>
            </text:list-item>
          </text:list>
        </text:list-item>
      </text:list>
      <text:p text:style-name="P3"/>
      <text:list xml:id="list1740619810" text:continue-numbering="true" text:style-name="L1">
        <text:list-item>
          <text:p text:style-name="P5">Preferences</text:p>
          <text:list>
            <text:list-item>
              <text:p text:style-name="P5">Notifications &amp; Alerts</text:p>
            </text:list-item>
            <text:list-item>
              <text:p text:style-name="P5">Privacy: </text:p>
              <text:list>
                <text:list-item>
                  <text:p text:style-name="P5">Private/public Profile</text:p>
                </text:list-item>
                <text:list-item>
                  <text:p text:style-name="P5">Allow Membership invitations</text:p>
                </text:list-item>
              </text:list>
            </text:list-item>
          </text:list>
        </text:list-item>
      </text:list>
      <text:p text:style-name="P3"/>
      <text:list xml:id="list172066542" text:continue-numbering="true" text:style-name="L1">
        <text:list-item>
          <text:p text:style-name="P5">Compensation</text:p>
          <text:list>
            <text:list-item>
              <text:p text:style-name="P5">Destination - Bank Account Details</text:p>
            </text:list-item>
          </text:list>
        </text:list-item>
      </text:list>
      <text:p text:style-name="P2"/>
      <text:list xml:id="list1524572991" text:continue-numbering="true" text:style-name="L1">
        <text:list-item>
          <text:p text:style-name="P5">Relationship Man.</text:p>
          <text:list>
            <text:list-item>
              <text:p text:style-name="P5">Memberships (with ‘My Organizations’)</text:p>
            </text:list-item>
            <text:list-item>
              <text:p text:style-name="P5">Friendships</text:p>
            </text:list-item>
          </text:list>
        </text:list-item>
      </text:list>
      <text:p text:style-name="P20"/>
      <text:p text:style-name="P2"/>
      <text:list xml:id="list203907547" text:continue-numbering="true" text:style-name="L1">
        <text:list-item>
          <text:p text:style-name="P10">Availability</text:p>
        </text:list-item>
      </text:list>
      <text:p text:style-name="P2"/>
      <text:list xml:id="list1722315593" text:continue-numbering="true" text:style-name="L1">
        <text:list-header>
          <text:p text:style-name="P16"><text:span text:style-name="T3">Status (live)</text:span></text:p>
          <text:list>
            <text:list-item>
              <text:p text:style-name="P13">Online / Offline <text:span text:style-name="T10">- Presence (Absence, Idle/Available, busy, appear offline, …)</text:span></text:p>
            </text:list-item>
            <text:list-item>
              <text:p text:style-name="P17">Location (context)</text:p>
            </text:list-item>
            <text:list-item>
              <text:p text:style-name="P17">Active (Current) Context’s <text:s/>(e.g. “membership a”)</text:p>
            </text:list-item>
            <text:list-item>
              <text:p text:style-name="P17">“RED light”/locked state or “Open” state</text:p>
            </text:list-item>
          </text:list>
        </text:list-header>
      </text:list>
      <text:p text:style-name="P4"/>
      <text:list xml:id="list1439133926" text:continue-numbering="true" text:style-name="L1">
        <text:list-item>
          <text:p text:style-name="P15">Schedule (Membership x, Private Booking, ..)</text:p>
        </text:list-item>
      </text:list>
      <text:p text:style-name="P4"/>
      <text:list xml:id="list1952388773" text:continue-numbering="true" text:style-name="L1">
        <text:list-item>
          <text:p text:style-name="P5">Reference</text:p>
          <text:list>
            <text:list-item>
              <text:p text:style-name="P5">Experience</text:p>
            </text:list-item>
            <text:list-item>
              <text:p text:style-name="P5">Skills (based on Roles proficiency) (grows or decays over time)</text:p>
              <text:list>
                <text:list-item>
                  <text:p text:style-name="P5">Role ‘momentum’</text:p>
                </text:list-item>
              </text:list>
            </text:list-item>
          </text:list>
        </text:list-item>
      </text:list>
      <text:p text:style-name="P4"/>
      <text:list xml:id="list367075533" text:continue-numbering="true" text:style-name="L1">
        <text:list-item>
          <text:p text:style-name="P5">Communication</text:p>
          <text:list>
            <text:list-item>
              <text:p text:style-name="P5"><text:span text:style-name="T10">Message board</text:span> (Messages, Requests, Invitations, …</text:p>
            </text:list-item>
          </text:list>
        </text:list-item>
      </text:list>
      <text:p text:style-name="P2"/>
      <text:list xml:id="list653316127" text:continue-numbering="true" text:style-name="L1">
        <text:list-item>
          <text:p text:style-name="P14"><text:span text:style-name="Default_20_Paragraph_20_Font"><text:span text:style-name="T3">LOG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Segoe UI" fo:font-size="9pt" style:font-size-asian="9pt" style:font-name-complex="Segoe UI" style:font-size-complex="9pt"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dc:description/>
    <dc:subject/>
    <meta:initial-creator>steander</meta:initial-creator>
    <meta:creation-date>2014-02-10T13:14:00Z</meta:creation-date>
    <dc:date>2014-03-12T09:14:20</dc:date>
    <meta:print-date>2014-02-14T15:08:00Z</meta:print-date>
    <meta:editing-cycles>49</meta:editing-cycles>
    <meta:editing-duration>P1DT19H</meta:editing-duration>
    <meta:document-statistic meta:table-count="0" meta:image-count="0" meta:object-count="0" meta:page-count="1" meta:paragraph-count="52" meta:word-count="224" meta:character-count="1414" meta:non-whitespace-character-count="1288"/>
    <meta:template xlink:type="simple" xlink:actuate="onRequest" xlink:title="" xlink:href="Normal.dotm"/>
  </office:meta>
</office:document-meta>
</file>